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37fb8"/>
    </style:style>
    <style:style style:name="P2" style:family="paragraph" style:parent-style-name="Standard">
      <style:text-properties officeooo:rsid="00037fb8" officeooo:paragraph-rsid="00037fb8"/>
    </style:style>
    <style:style style:name="T1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tep 1: gather primary data from UNDP data source (previous work)</text:span></text:p>
      <text:p text:style-name="P1"><text:span text:style-name="T1">Step 2: gather UNDP HDI data for 2015 from </text:span><text:span text:style-name="T2"><text:s/>http://hdr.undp.org/en/composite/HDI</text:span></text:p>
      <text:p text:style-name="P1"><text:span text:style-name="T1">Step 3: filter and combine Country-Year-HDI combined data</text:span></text:p>
      <text:p text:style-name="P1"><text:span text:style-name="T1">Step 4: filter out hdi to useful form</text:span></text:p>
      <text:p text:style-name="P1"><text:span text:style-name="T1">Step 5: gather statistical release on tap water availability from WHO from </text:span><text:span text:style-name="T2"><text:s/>https://data.unicef.org/topic/water-and-sanitation/drinking-water/</text:span></text:p>
      <text:p text:style-name="P1"><text:span text:style-name="T1">Step 6: combine Country-Year-HDI data to tap water data</text:span></text:p>
      <text:p text:style-name="P1"><text:span text:style-name="T1">Step 7: sanity check how the data looks visually; make a logit transformation to tap water ratio and see how it looks like</text:span></text:p>
      <text:p text:style-name="P1"><text:span text:style-name="T1"/></text:p>
      <text:p text:style-name="P1"><draw:frame draw:style-name="fr1" draw:name="Object1" text:anchor-type="paragraph" svg:width="20.731cm" svg:height="14.88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">Step 8: construct output for csv</text:span></text:p>
      <text:p text:style-name="P2"><text:span text:style-name="T1">Step 9: create project folder</text:span></text:p>
      <text:p text:style-name="P2"><text:span text:style-name="T1">Step 10: initialize git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64cm" style:writing-mode="page"/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7T00:19:50.965848185</meta:creation-date>
    <dc:date>2017-06-17T01:18:05.903170039</dc:date>
    <meta:editing-duration>PT48M14S</meta:editing-duration>
    <meta:editing-cycles>1</meta:editing-cycles>
    <meta:document-statistic meta:table-count="0" meta:image-count="0" meta:object-count="1" meta:page-count="1" meta:paragraph-count="10" meta:word-count="97" meta:character-count="642" meta:non-whitespace-character-count="553"/>
    <meta:generator>LibreOffice/5.1.6.2$Linux_x86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73cm" svg:height="14.879cm" xlink:href="." xlink:type="simple" chart:class="chart:scatter" chart:style-name="ch1">
        <chart:legend chart:legend-position="bottom" svg:x="5.372cm" svg:y="14.095cm" style:legend-expansion="wide" chart:style-name="ch2"/>
        <chart:plot-area chart:style-name="ch3" chart:data-source-has-labels="both" svg:x="1.425cm" svg:y="0.297cm" svg:width="18.891cm" svg:height="12.521cm">
          <chartooo:coordinate-region svg:x="1.967cm" svg:y="0.496cm" svg:width="18.255cm" svg:height="12.123cm"/>
          <chart:axis chart:dimension="x" chart:name="primary-x" chart:style-name="ch4" chartooo:axis-type="auto">
            <chart:title svg:x="10.535cm" svg:y="13.115cm" chart:style-name="ch5">
              <text:p>HDI</text:p>
            </chart:title>
            <chart:categories table:cell-range-address="local-table.$A$2:.$A$216"/>
            <chart:grid chart:style-name="ch6" chart:class="major"/>
          </chart:axis>
          <chart:axis chart:dimension="y" chart:name="primary-y" chart:style-name="ch4">
            <chart:title svg:x="0.451cm" svg:y="8.625cm" chart:style-name="ch7">
              <text:p>Tap water piped to premises</text:p>
            </chart:title>
            <chart:grid chart:style-name="ch6" chart:class="major"/>
          </chart:axis>
          <chart:series chart:style-name="ch8" chart:values-cell-range-address="local-table.$C$2:.$C$216" chart:label-cell-address="local-table.$C$1" chart:class="chart:scatter">
            <chart:domain table:cell-range-address="local-table.$B$2:.$B$216"/>
            <chart:regression-curve chart:style-name="ch9">
              <chart:equation chart:display-equation="true" chart:display-r-square="true" svg:x="3.306cm" svg:y="12.775cm"/>
            </chart:regression-curve>
            <chart:data-point chart:repeated="215"/>
          </chart:series>
          <chart:series chart:style-name="ch10" chart:values-cell-range-address="local-table.$E$2:.$E$216" chart:label-cell-address="local-table.$E$1" chart:class="chart:scatter">
            <chart:domain table:cell-range-address="local-table.$D$2:.$D$216"/>
            <chart:regression-curve chart:style-name="ch11">
              <chart:equation chart:display-equation="true" chart:display-r-square="true" svg:x="12.26cm" svg:y="12.957cm"/>
            </chart:regression-curve>
            <chart:data-point chart:repeated="2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1990</text:p>
              </table:table-cell>
              <table:table-cell office:value-type="string">
                <text:p/>
              </table:table-cell>
              <table:table-cell office:value-type="string">
                <text:p>201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46">
                <text:p>0.246</text:p>
              </table:table-cell>
              <table:table-cell office:value-type="float" office:value="-4.59511985013459">
                <text:p>-4.59511985013459</text:p>
              </table:table-cell>
              <table:table-cell office:value-type="float" office:value="0.479375005926672">
                <text:p>0.479375005926672</text:p>
              </table:table-cell>
              <table:table-cell office:value-type="float" office:value="-1.99243016469021">
                <text:p>-1.9924301646902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56">
                <text:p>0.656</text:p>
              </table:table-cell>
              <table:table-cell office:value-type="float" office:value="NaN">
                <text:p>NaN</text:p>
              </table:table-cell>
              <table:table-cell office:value-type="float" office:value="0.764173728347378">
                <text:p>0.764173728347378</text:p>
              </table:table-cell>
              <table:table-cell office:value-type="float" office:value="1.51634748936809">
                <text:p>1.516347489368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51">
                <text:p>0.551</text:p>
              </table:table-cell>
              <table:table-cell office:value-type="float" office:value="0.708185057924486">
                <text:p>0.708185057924486</text:p>
              </table:table-cell>
              <table:table-cell office:value-type="float" office:value="0.744805577498479">
                <text:p>0.744805577498479</text:p>
              </table:table-cell>
              <table:table-cell office:value-type="float" office:value="1.20831120592453">
                <text:p>1.208311205924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619039208406224">
                <text:p>0.619039208406224</text:p>
              </table:table-cell>
              <table:table-cell office:value-type="float" office:value="NaN">
                <text:p>NaN</text:p>
              </table:table-cell>
              <table:table-cell office:value-type="float" office:value="2.44234703536921">
                <text:p>2.442347035369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845165619693">
                <text:p>0.85845165619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-2.94443897916644">
                <text:p>-2.94443897916644</text:p>
              </table:table-cell>
              <table:table-cell office:value-type="float" office:value="0.533464072895593">
                <text:p>0.533464072895593</text:p>
              </table:table-cell>
              <table:table-cell office:value-type="float" office:value="-1.73460105538811">
                <text:p>-1.734601055388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447312218043665">
                <text:p>0.447312218043665</text:p>
              </table:table-cell>
              <table:table-cell office:value-type="float" office:value="0.785589002148929">
                <text:p>0.785589002148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97">
                <text:p>0.697</text:p>
              </table:table-cell>
              <table:table-cell office:value-type="float" office:value="1.90095876119305">
                <text:p>1.90095876119305</text:p>
              </table:table-cell>
              <table:table-cell office:value-type="float" office:value="0.827400510092686">
                <text:p>0.827400510092686</text:p>
              </table:table-cell>
              <table:table-cell office:value-type="float" office:value="3.89182029811063">
                <text:p>3.891820298110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.450010175506">
                <text:p>1.450010175506</text:p>
              </table:table-cell>
              <table:table-cell office:value-type="float" office:value="0.742849830774667">
                <text:p>0.742849830774667</text:p>
              </table:table-cell>
              <table:table-cell office:value-type="float" office:value="4.59511985013459">
                <text:p>4.595119850134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2.19722457733622">
                <text:p>2.19722457733622</text:p>
              </table:table-cell>
              <table:table-cell office:value-type="float" office:value="NaN">
                <text:p>NaN</text:p>
              </table:table-cell>
              <table:table-cell office:value-type="float" office:value="2.75153531304195">
                <text:p>2.751535313041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73">
                <text:p>0.873</text:p>
              </table:table-cell>
              <table:table-cell office:value-type="float" office:value="NaN">
                <text:p>NaN</text:p>
              </table:table-cell>
              <table:table-cell office:value-type="float" office:value="0.938679535646609">
                <text:p>0.938679535646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9">
                <text:p>0.79</text:p>
              </table:table-cell>
              <table:table-cell office:value-type="float" office:value="NaN">
                <text:p>NaN</text:p>
              </table:table-cell>
              <table:table-cell office:value-type="float" office:value="0.893405014550365">
                <text:p>0.893405014550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-0.405465108108164">
                <text:p>-0.405465108108164</text:p>
              </table:table-cell>
              <table:table-cell office:value-type="float" office:value="0.758527581267564">
                <text:p>0.758527581267564</text:p>
              </table:table-cell>
              <table:table-cell office:value-type="float" office:value="0.663294217410264">
                <text:p>0.6632942174102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1622829320128">
                <text:p>0.791622829320128</text:p>
              </table:table-cell>
              <table:table-cell office:value-type="float" office:value="2.94443897916644">
                <text:p>2.944438979166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21">
                <text:p>0.721</text:p>
              </table:table-cell>
              <table:table-cell office:value-type="float" office:value="-0.447312218043665">
                <text:p>-0.447312218043665</text:p>
              </table:table-cell>
              <table:table-cell office:value-type="float" office:value="0.823884095321277">
                <text:p>0.823884095321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2">
                <text:p>0.352</text:p>
              </table:table-cell>
              <table:table-cell office:value-type="float" office:value="-2.94443897916644">
                <text:p>-2.94443897916644</text:p>
              </table:table-cell>
              <table:table-cell office:value-type="float" office:value="0.578824028441254">
                <text:p>0.578824028441254</text:p>
              </table:table-cell>
              <table:table-cell office:value-type="float" office:value="-1.99243016469021">
                <text:p>-1.992430164690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2.75153531304195">
                <text:p>2.75153531304195</text:p>
              </table:table-cell>
              <table:table-cell office:value-type="float" office:value="0.794719157639879">
                <text:p>0.794719157639879</text:p>
              </table:table-cell>
              <table:table-cell office:value-type="float" office:value="3.89182029811063">
                <text:p>3.891820298110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5827060674917">
                <text:p>0.795827060674917</text:p>
              </table:table-cell>
              <table:table-cell office:value-type="float" office:value="2.31363492918063">
                <text:p>2.313634929180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11">
                <text:p>0.811</text:p>
              </table:table-cell>
              <table:table-cell office:value-type="float" office:value="NaN">
                <text:p>NaN</text:p>
              </table:table-cell>
              <table:table-cell office:value-type="float" office:value="0.89551414547819">
                <text:p>0.89551414547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51">
                <text:p>0.651</text:p>
              </table:table-cell>
              <table:table-cell office:value-type="float" office:value="-0.200670695462151">
                <text:p>-0.200670695462151</text:p>
              </table:table-cell>
              <table:table-cell office:value-type="float" office:value="0.706194772255319">
                <text:p>0.706194772255319</text:p>
              </table:table-cell>
              <table:table-cell office:value-type="float" office:value="1.450010175506">
                <text:p>1.4500101755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16">
                <text:p>0.316</text:p>
              </table:table-cell>
              <table:table-cell office:value-type="float" office:value="-2.94443897916644">
                <text:p>-2.94443897916644</text:p>
              </table:table-cell>
              <table:table-cell office:value-type="float" office:value="0.485096406004906">
                <text:p>0.485096406004906</text:p>
              </table:table-cell>
              <table:table-cell office:value-type="float" office:value="-1.51634748936809">
                <text:p>-1.516347489368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-0.0800427076735365">
                <text:p>-0.0800427076735365</text:p>
              </table:table-cell>
              <table:table-cell office:value-type="float" office:value="0.606533531723596">
                <text:p>0.606533531723596</text:p>
              </table:table-cell>
              <table:table-cell office:value-type="float" office:value="0.322773392263051">
                <text:p>0.3227733922630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0800427076735366">
                <text:p>0.0800427076735366</text:p>
              </table:table-cell>
              <table:table-cell office:value-type="float" office:value="NaN">
                <text:p>NaN</text:p>
              </table:table-cell>
              <table:table-cell office:value-type="float" office:value="1.65822807660353">
                <text:p>1.658228076603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983352255894">
                <text:p>0.74983352255894</text:p>
              </table:table-cell>
              <table:table-cell office:value-type="float" office:value="1.90095876119305">
                <text:p>1.900958761193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94">
                <text:p>0.594</text:p>
              </table:table-cell>
              <table:table-cell office:value-type="float" office:value="-1.26566637333128">
                <text:p>-1.26566637333128</text:p>
              </table:table-cell>
              <table:table-cell office:value-type="float" office:value="0.697687481153662">
                <text:p>0.697687481153662</text:p>
              </table:table-cell>
              <table:table-cell office:value-type="float" office:value="1.04596855518269">
                <text:p>1.045968555182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">
                <text:p>0.6</text:p>
              </table:table-cell>
              <table:table-cell office:value-type="float" office:value="1.26566637333128">
                <text:p>1.26566637333128</text:p>
              </table:table-cell>
              <table:table-cell office:value-type="float" office:value="0.754143634269208">
                <text:p>0.754143634269208</text:p>
              </table:table-cell>
              <table:table-cell office:value-type="float" office:value="2.75153531304195">
                <text:p>2.751535313041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4936709580829">
                <text:p>0.864936709580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98">
                <text:p>0.698</text:p>
              </table:table-cell>
              <table:table-cell office:value-type="float" office:value="1.81528996663825">
                <text:p>1.81528996663825</text:p>
              </table:table-cell>
              <table:table-cell office:value-type="float" office:value="0.793641565185201">
                <text:p>0.793641565185201</text:p>
              </table:table-cell>
              <table:table-cell office:value-type="float" office:value="4.59511985013459">
                <text:p>4.595119850134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-3.89182029811063">
                <text:p>-3.89182029811063</text:p>
              </table:table-cell>
              <table:table-cell office:value-type="float" office:value="0.401740104144638">
                <text:p>0.401740104144638</text:p>
              </table:table-cell>
              <table:table-cell office:value-type="float" office:value="-2.4423470353692">
                <text:p>-2.44234703536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5">
                <text:p>0.25</text:p>
              </table:table-cell>
              <table:table-cell office:value-type="float" office:value="-3.47609868983527">
                <text:p>-3.47609868983527</text:p>
              </table:table-cell>
              <table:table-cell office:value-type="float" office:value="0.403765414805571">
                <text:p>0.403765414805571</text:p>
              </table:table-cell>
              <table:table-cell office:value-type="float" office:value="-2.58668934409794">
                <text:p>-2.586689344097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-3.89182029811063">
                <text:p>-3.89182029811063</text:p>
              </table:table-cell>
              <table:table-cell office:value-type="float" office:value="0.563082193622539">
                <text:p>0.563082193622539</text:p>
              </table:table-cell>
              <table:table-cell office:value-type="float" office:value="-1.3249254147436">
                <text:p>-1.32492541474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27">
                <text:p>0.427</text:p>
              </table:table-cell>
              <table:table-cell office:value-type="float" office:value="-2.09074109693377">
                <text:p>-2.09074109693377</text:p>
              </table:table-cell>
              <table:table-cell office:value-type="float" office:value="0.517547036587028">
                <text:p>0.517547036587028</text:p>
              </table:table-cell>
              <table:table-cell office:value-type="float" office:value="-1.58562726374038">
                <text:p>-1.585627263740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57">
                <text:p>0.857</text:p>
              </table:table-cell>
              <table:table-cell office:value-type="float" office:value="NaN">
                <text:p>NaN</text:p>
              </table:table-cell>
              <table:table-cell office:value-type="float" office:value="0.92028441365135">
                <text:p>0.92028441365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3965377201411">
                <text:p>0.3639653772014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1363492918063">
                <text:p>2.313634929180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1">
                <text:p>0.31</text:p>
              </table:table-cell>
              <table:table-cell office:value-type="float" office:value="-3.47609868983527">
                <text:p>-3.47609868983527</text:p>
              </table:table-cell>
              <table:table-cell office:value-type="float" office:value="0.352440200154679">
                <text:p>0.352440200154679</text:p>
              </table:table-cell>
              <table:table-cell office:value-type="float" office:value="-3.89182029811063">
                <text:p>-3.891820298110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-3.89182029811063">
                <text:p>-3.89182029811063</text:p>
              </table:table-cell>
              <table:table-cell office:value-type="float" office:value="0.396073224468533">
                <text:p>0.396073224468533</text:p>
              </table:table-cell>
              <table:table-cell office:value-type="float" office:value="-2.75153531304195">
                <text:p>-2.751535313041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98">
                <text:p>0.698</text:p>
              </table:table-cell>
              <table:table-cell office:value-type="float" office:value="1.99243016469021">
                <text:p>1.99243016469021</text:p>
              </table:table-cell>
              <table:table-cell office:value-type="float" office:value="0.846625951356502">
                <text:p>0.846625951356502</text:p>
              </table:table-cell>
              <table:table-cell office:value-type="float" office:value="4.59511985013459">
                <text:p>4.595119850134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9">
                <text:p>0.49</text:p>
              </table:table-cell>
              <table:table-cell office:value-type="float" office:value="-0.944461608840851">
                <text:p>-0.944461608840851</text:p>
              </table:table-cell>
              <table:table-cell office:value-type="float" office:value="0.737680590372687">
                <text:p>0.737680590372687</text:p>
              </table:table-cell>
              <table:table-cell office:value-type="float" office:value="0.994622575144062">
                <text:p>0.9946225751440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94">
                <text:p>0.594</text:p>
              </table:table-cell>
              <table:table-cell office:value-type="float" office:value="1.20831120592453">
                <text:p>1.20831120592453</text:p>
              </table:table-cell>
              <table:table-cell office:value-type="float" office:value="0.727287286964335">
                <text:p>0.727287286964335</text:p>
              </table:table-cell>
              <table:table-cell office:value-type="float" office:value="1.99243016469021">
                <text:p>1.992430164690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-1.65822807660353">
                <text:p>-1.65822807660353</text:p>
              </table:table-cell>
              <table:table-cell office:value-type="float" office:value="0.497496166387042">
                <text:p>0.497496166387042</text:p>
              </table:table-cell>
              <table:table-cell office:value-type="float" office:value="-0.489548225318706">
                <text:p>-0.4895482253187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2284049457108">
                <text:p>0.592284049457108</text:p>
              </table:table-cell>
              <table:table-cell office:value-type="float" office:value="-1.09861228866811">
                <text:p>-1.098612288668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0831120592453">
                <text:p>1.208311205924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56">
                <text:p>0.656</text:p>
              </table:table-cell>
              <table:table-cell office:value-type="float" office:value="1.58562726374038">
                <text:p>1.58562726374038</text:p>
              </table:table-cell>
              <table:table-cell office:value-type="float" office:value="0.776452942632562">
                <text:p>0.776452942632562</text:p>
              </table:table-cell>
              <table:table-cell office:value-type="float" office:value="3.47609868983527">
                <text:p>3.476098689835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-1.20831120592453">
                <text:p>-1.20831120592453</text:p>
              </table:table-cell>
              <table:table-cell office:value-type="float" office:value="0.473679284991255">
                <text:p>0.473679284991255</text:p>
              </table:table-cell>
              <table:table-cell office:value-type="float" office:value="-0.281851152140988">
                <text:p>-0.2818511521409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7402942508165">
                <text:p>0.827402942508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77">
                <text:p>0.677</text:p>
              </table:table-cell>
              <table:table-cell office:value-type="float" office:value="NaN">
                <text:p>NaN</text:p>
              </table:table-cell>
              <table:table-cell office:value-type="float" office:value="0.774669358502309">
                <text:p>0.774669358502309</text:p>
              </table:table-cell>
              <table:table-cell office:value-type="float" office:value="1.26566637333128">
                <text:p>1.265666373331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47">
                <text:p>0.747</text:p>
              </table:table-cell>
              <table:table-cell office:value-type="float" office:value="NaN">
                <text:p>NaN</text:p>
              </table:table-cell>
              <table:table-cell office:value-type="float" office:value="0.855645845739221">
                <text:p>0.855645845739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7841924484264">
                <text:p>0.877841924484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9074109693377">
                <text:p>2.090741096933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-1.73460105538811">
                <text:p>-1.73460105538811</text:p>
              </table:table-cell>
              <table:table-cell office:value-type="float" office:value="NaN">
                <text:p>NaN</text:p>
              </table:table-cell>
              <table:table-cell office:value-type="float" office:value="-2.4423470353692">
                <text:p>-2.44234703536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09">
                <text:p>0.809</text:p>
              </table:table-cell>
              <table:table-cell office:value-type="float" office:value="NaN">
                <text:p>NaN</text:p>
              </table:table-cell>
              <table:table-cell office:value-type="float" office:value="0.92464936963657">
                <text:p>0.92464936963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0.0800427076735366">
                <text:p>0.0800427076735366</text:p>
              </table:table-cell>
              <table:table-cell office:value-type="float" office:value="0.473134228975724">
                <text:p>0.473134228975724</text:p>
              </table:table-cell>
              <table:table-cell office:value-type="float" office:value="0.120144311842063">
                <text:p>0.1201443118420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6397806069383">
                <text:p>0.726397806069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7">
                <text:p>0.577</text:p>
              </table:table-cell>
              <table:table-cell office:value-type="float" office:value="0.944461608840851">
                <text:p>0.944461608840851</text:p>
              </table:table-cell>
              <table:table-cell office:value-type="float" office:value="0.721686315917296">
                <text:p>0.721686315917296</text:p>
              </table:table-cell>
              <table:table-cell office:value-type="float" office:value="0.944461608840851">
                <text:p>0.9444616088408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36">
                <text:p>0.636</text:p>
              </table:table-cell>
              <table:table-cell office:value-type="float" office:value="0.363965377201411">
                <text:p>0.363965377201411</text:p>
              </table:table-cell>
              <table:table-cell office:value-type="float" office:value="0.739298831551065">
                <text:p>0.739298831551065</text:p>
              </table:table-cell>
              <table:table-cell office:value-type="float" office:value="1.73460105538811">
                <text:p>1.734601055388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97">
                <text:p>0.497</text:p>
              </table:table-cell>
              <table:table-cell office:value-type="float" office:value="0.532216813747308">
                <text:p>0.532216813747308</text:p>
              </table:table-cell>
              <table:table-cell office:value-type="float" office:value="0.691391634294152">
                <text:p>0.691391634294152</text:p>
              </table:table-cell>
              <table:table-cell office:value-type="float" office:value="4.59511985013459">
                <text:p>4.595119850134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24">
                <text:p>0.524</text:p>
              </table:table-cell>
              <table:table-cell office:value-type="float" office:value="-0.322773392263051">
                <text:p>-0.322773392263051</text:p>
              </table:table-cell>
              <table:table-cell office:value-type="float" office:value="0.679776519482916">
                <text:p>0.679776519482916</text:p>
              </table:table-cell>
              <table:table-cell office:value-type="float" office:value="1.26566637333128">
                <text:p>1.265666373331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2436178771294">
                <text:p>0.592436178771294</text:p>
              </table:table-cell>
              <table:table-cell office:value-type="float" office:value="-2.19722457733622">
                <text:p>-2.197224577336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-2.58668934409794">
                <text:p>-2.58668934409794</text:p>
              </table:table-cell>
              <table:table-cell office:value-type="float" office:value="0.420153487347265">
                <text:p>0.420153487347265</text:p>
              </table:table-cell>
              <table:table-cell office:value-type="float" office:value="-2.31363492918063">
                <text:p>-2.313634929180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17">
                <text:p>0.717</text:p>
              </table:table-cell>
              <table:table-cell office:value-type="float" office:value="1.450010175506">
                <text:p>1.450010175506</text:p>
              </table:table-cell>
              <table:table-cell office:value-type="float" office:value="0.865118379943937">
                <text:p>0.865118379943937</text:p>
              </table:table-cell>
              <table:table-cell office:value-type="float" office:value="3.47609868983527">
                <text:p>3.476098689835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-4.59511985013459">
                <text:p>-4.59511985013459</text:p>
              </table:table-cell>
              <table:table-cell office:value-type="float" office:value="0.447750459018102">
                <text:p>0.447750459018102</text:p>
              </table:table-cell>
              <table:table-cell office:value-type="float" office:value="-1.99243016469021">
                <text:p>-1.992430164690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24">
                <text:p>0.624</text:p>
              </table:table-cell>
              <table:table-cell office:value-type="float" office:value="0.281851152140987">
                <text:p>0.281851152140987</text:p>
              </table:table-cell>
              <table:table-cell office:value-type="float" office:value="0.736406209646027">
                <text:p>0.736406209646027</text:p>
              </table:table-cell>
              <table:table-cell office:value-type="float" office:value="0.75377180237638">
                <text:p>0.753771802376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94">
                <text:p>0.794</text:p>
              </table:table-cell>
              <table:table-cell office:value-type="float" office:value="2.75153531304195">
                <text:p>2.75153531304195</text:p>
              </table:table-cell>
              <table:table-cell office:value-type="float" office:value="0.894517443910605">
                <text:p>0.894517443910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77">
                <text:p>0.777</text:p>
              </table:table-cell>
              <table:table-cell office:value-type="float" office:value="4.59511985013459">
                <text:p>4.59511985013459</text:p>
              </table:table-cell>
              <table:table-cell office:value-type="float" office:value="0.897435892476236">
                <text:p>0.897435892476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3.89182029811063">
                <text:p>3.89182029811063</text:p>
              </table:table-cell>
              <table:table-cell office:value-type="float" office:value="NaN">
                <text:p>NaN</text:p>
              </table:table-cell>
              <table:table-cell office:value-type="float" office:value="3.89182029811063">
                <text:p>3.891820298110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05">
                <text:p>0.605</text:p>
              </table:table-cell>
              <table:table-cell office:value-type="float" office:value="NaN">
                <text:p>NaN</text:p>
              </table:table-cell>
              <table:table-cell office:value-type="float" office:value="0.697123999264401">
                <text:p>0.697123999264401</text:p>
              </table:table-cell>
              <table:table-cell office:value-type="float" office:value="0.619039208406224">
                <text:p>0.6190392084062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17">
                <text:p>0.317</text:p>
              </table:table-cell>
              <table:table-cell office:value-type="float" office:value="-2.09074109693377">
                <text:p>-2.09074109693377</text:p>
              </table:table-cell>
              <table:table-cell office:value-type="float" office:value="0.451574500557824">
                <text:p>0.451574500557824</text:p>
              </table:table-cell>
              <table:table-cell office:value-type="float" office:value="-0.708185057924486">
                <text:p>-0.7081850579244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0.241162056816888">
                <text:p>0.241162056816888</text:p>
              </table:table-cell>
              <table:table-cell office:value-type="float" office:value="0.769396875235456">
                <text:p>0.769396875235456</text:p>
              </table:table-cell>
              <table:table-cell office:value-type="float" office:value="1.38629436111989">
                <text:p>1.386294361119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95">
                <text:p>0.795</text:p>
              </table:table-cell>
              <table:table-cell office:value-type="float" office:value="4.59511985013459">
                <text:p>4.59511985013459</text:p>
              </table:table-cell>
              <table:table-cell office:value-type="float" office:value="0.925668941071662">
                <text:p>0.925668941071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18">
                <text:p>0.418</text:p>
              </table:table-cell>
              <table:table-cell office:value-type="float" office:value="-1.65822807660353">
                <text:p>-1.65822807660353</text:p>
              </table:table-cell>
              <table:table-cell office:value-type="float" office:value="0.57882883239996">
                <text:p>0.57882883239996</text:p>
              </table:table-cell>
              <table:table-cell office:value-type="float" office:value="-1.450010175506">
                <text:p>-1.4500101755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6">
                <text:p>0.766</text:p>
              </table:table-cell>
              <table:table-cell office:value-type="float" office:value="2.94443897916644">
                <text:p>2.94443897916644</text:p>
              </table:table-cell>
              <table:table-cell office:value-type="float" office:value="0.86587309619735">
                <text:p>0.86587309619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3555768652488">
                <text:p>0.753555768652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3.89182029811063">
                <text:p>3.89182029811063</text:p>
              </table:table-cell>
              <table:table-cell office:value-type="float" office:value="NaN">
                <text:p>NaN</text:p>
              </table:table-cell>
              <table:table-cell office:value-type="float" office:value="4.59511985013459">
                <text:p>4.595119850134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4.59511985013459">
                <text:p>4.59511985013459</text:p>
              </table:table-cell>
              <table:table-cell office:value-type="float" office:value="NaN">
                <text:p>NaN</text:p>
              </table:table-cell>
              <table:table-cell office:value-type="float" office:value="3.89182029811063">
                <text:p>3.891820298110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62">
                <text:p>0.462</text:p>
              </table:table-cell>
              <table:table-cell office:value-type="float" office:value="0">
                <text:p>0</text:p>
              </table:table-cell>
              <table:table-cell office:value-type="float" office:value="0.639570414727644">
                <text:p>0.639570414727644</text:p>
              </table:table-cell>
              <table:table-cell office:value-type="float" office:value="1.73460105538811">
                <text:p>1.734601055388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-2.94443897916644">
                <text:p>-2.94443897916644</text:p>
              </table:table-cell>
              <table:table-cell office:value-type="float" office:value="0.414186306221596">
                <text:p>0.414186306221596</text:p>
              </table:table-cell>
              <table:table-cell office:value-type="float" office:value="-1.81528996663825">
                <text:p>-1.815289966638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-3.17805383034795">
                <text:p>-3.17805383034795</text:p>
              </table:table-cell>
              <table:table-cell office:value-type="float" office:value="0.423839922746506">
                <text:p>0.423839922746506</text:p>
              </table:table-cell>
              <table:table-cell office:value-type="float" office:value="-2.75153531304195">
                <text:p>-2.751535313041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89">
                <text:p>0.489</text:p>
              </table:table-cell>
              <table:table-cell office:value-type="float" office:value="0.120144311842063">
                <text:p>0.120144311842063</text:p>
              </table:table-cell>
              <table:table-cell office:value-type="float" office:value="0.638016475627499">
                <text:p>0.638016475627499</text:p>
              </table:table-cell>
              <table:table-cell office:value-type="float" office:value="0.708185057924486">
                <text:p>0.7081850579244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97">
                <text:p>0.397</text:p>
              </table:table-cell>
              <table:table-cell office:value-type="float" office:value="-2.4423470353692">
                <text:p>-2.4423470353692</text:p>
              </table:table-cell>
              <table:table-cell office:value-type="float" office:value="0.492813351646712">
                <text:p>0.492813351646712</text:p>
              </table:table-cell>
              <table:table-cell office:value-type="float" office:value="-2.19722457733622">
                <text:p>-2.197224577336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13">
                <text:p>0.513</text:p>
              </table:table-cell>
              <table:table-cell office:value-type="float" office:value="0.405465108108164">
                <text:p>0.405465108108164</text:p>
              </table:table-cell>
              <table:table-cell office:value-type="float" office:value="0.624731632501262">
                <text:p>0.624731632501262</text:p>
              </table:table-cell>
              <table:table-cell office:value-type="float" office:value="2.19722457733622">
                <text:p>2.197224577336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06">
                <text:p>0.706</text:p>
              </table:table-cell>
              <table:table-cell office:value-type="float" office:value="1.90095876119305">
                <text:p>1.90095876119305</text:p>
              </table:table-cell>
              <table:table-cell office:value-type="float" office:value="0.836211492808667">
                <text:p>0.836211492808667</text:p>
              </table:table-cell>
              <table:table-cell office:value-type="float" office:value="3.89182029811063">
                <text:p>3.891820298110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07">
                <text:p>0.807</text:p>
              </table:table-cell>
              <table:table-cell office:value-type="float" office:value="NaN">
                <text:p>NaN</text:p>
              </table:table-cell>
              <table:table-cell office:value-type="float" office:value="0.921109598079021">
                <text:p>0.921109598079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1">
                <text:p>0.41</text:p>
              </table:table-cell>
              <table:table-cell office:value-type="float" office:value="-1.65822807660353">
                <text:p>-1.65822807660353</text:p>
              </table:table-cell>
              <table:table-cell office:value-type="float" office:value="0.623558794484469">
                <text:p>0.623558794484469</text:p>
              </table:table-cell>
              <table:table-cell office:value-type="float" office:value="-0.944461608840851">
                <text:p>-0.9444616088408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81">
                <text:p>0.481</text:p>
              </table:table-cell>
              <table:table-cell office:value-type="float" office:value="-2.31363492918063">
                <text:p>-2.31363492918063</text:p>
              </table:table-cell>
              <table:table-cell office:value-type="float" office:value="0.688847030440921">
                <text:p>0.688847030440921</text:p>
              </table:table-cell>
              <table:table-cell office:value-type="float" office:value="-1.26566637333128">
                <text:p>-1.265666373331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1.65822807660353">
                <text:p>1.65822807660353</text:p>
              </table:table-cell>
              <table:table-cell office:value-type="float" office:value="NaN">
                <text:p>NaN</text:p>
              </table:table-cell>
              <table:table-cell office:value-type="float" office:value="2.44234703536921">
                <text:p>2.442347035369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1.09861228866811">
                <text:p>1.09861228866811</text:p>
              </table:table-cell>
              <table:table-cell office:value-type="float" office:value="0.649457090374467">
                <text:p>0.649457090374467</text:p>
              </table:table-cell>
              <table:table-cell office:value-type="float" office:value="1.09861228866811">
                <text:p>1.098612288668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82">
                <text:p>0.782</text:p>
              </table:table-cell>
              <table:table-cell office:value-type="float" office:value="3.17805383034794">
                <text:p>3.17805383034794</text:p>
              </table:table-cell>
              <table:table-cell office:value-type="float" office:value="0.922745766584156">
                <text:p>0.922745766584156</text:p>
              </table:table-cell>
              <table:table-cell office:value-type="float" office:value="3.89182029811063">
                <text:p>3.891820298110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02">
                <text:p>0.802</text:p>
              </table:table-cell>
              <table:table-cell office:value-type="float" office:value="NaN">
                <text:p>NaN</text:p>
              </table:table-cell>
              <table:table-cell office:value-type="float" office:value="0.898885927187516">
                <text:p>0.898885927187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64">
                <text:p>0.764</text:p>
              </table:table-cell>
              <table:table-cell office:value-type="float" office:value="4.59511985013459">
                <text:p>4.59511985013459</text:p>
              </table:table-cell>
              <table:table-cell office:value-type="float" office:value="0.886552110945566">
                <text:p>0.886552110945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37">
                <text:p>0.637</text:p>
              </table:table-cell>
              <table:table-cell office:value-type="float" office:value="0.489548225318706">
                <text:p>0.489548225318706</text:p>
              </table:table-cell>
              <table:table-cell office:value-type="float" office:value="0.730041143287123">
                <text:p>0.730041143287123</text:p>
              </table:table-cell>
              <table:table-cell office:value-type="float" office:value="0.944461608840851">
                <text:p>0.9444616088408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27">
                <text:p>0.827</text:p>
              </table:table-cell>
              <table:table-cell office:value-type="float" office:value="2.75153531304195">
                <text:p>2.75153531304195</text:p>
              </table:table-cell>
              <table:table-cell office:value-type="float" office:value="0.903462080218309">
                <text:p>0.903462080218309</text:p>
              </table:table-cell>
              <table:table-cell office:value-type="float" office:value="3.89182029811063">
                <text:p>3.891820298110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91">
                <text:p>0.591</text:p>
              </table:table-cell>
              <table:table-cell office:value-type="float" office:value="2.75153531304195">
                <text:p>2.75153531304195</text:p>
              </table:table-cell>
              <table:table-cell office:value-type="float" office:value="0.741498511184512">
                <text:p>0.741498511184512</text:p>
              </table:table-cell>
              <table:table-cell office:value-type="float" office:value="2.31363492918063">
                <text:p>2.313634929180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0.322773392263051">
                <text:p>0.322773392263051</text:p>
              </table:table-cell>
              <table:table-cell office:value-type="float" office:value="0.794123062527118">
                <text:p>0.794123062527118</text:p>
              </table:table-cell>
              <table:table-cell office:value-type="float" office:value="0.447312218043665">
                <text:p>0.4473122180436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56">
                <text:p>0.456</text:p>
              </table:table-cell>
              <table:table-cell office:value-type="float" office:value="-1.58562726374038">
                <text:p>-1.58562726374038</text:p>
              </table:table-cell>
              <table:table-cell office:value-type="float" office:value="0.554678518436028">
                <text:p>0.554678518436028</text:p>
              </table:table-cell>
              <table:table-cell office:value-type="float" office:value="-1.26566637333128">
                <text:p>-1.265666373331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-1.04596855518269">
                <text:p>-1.04596855518269</text:p>
              </table:table-cell>
              <table:table-cell office:value-type="float" office:value="0.58812639860141">
                <text:p>0.58812639860141</text:p>
              </table:table-cell>
              <table:table-cell office:value-type="float" office:value="-0.619039208406223">
                <text:p>-0.6190392084062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12">
                <text:p>0.712</text:p>
              </table:table-cell>
              <table:table-cell office:value-type="float" office:value="NaN">
                <text:p>NaN</text:p>
              </table:table-cell>
              <table:table-cell office:value-type="float" office:value="0.800182931694956">
                <text:p>0.800182931694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-0.241162056816888">
                <text:p>-0.241162056816888</text:p>
              </table:table-cell>
              <table:table-cell office:value-type="float" office:value="0.663631065520328">
                <text:p>0.663631065520328</text:p>
              </table:table-cell>
              <table:table-cell office:value-type="float" office:value="0.322773392263051">
                <text:p>0.3227733922630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6044801234356">
                <text:p>0.586044801234356</text:p>
              </table:table-cell>
              <table:table-cell office:value-type="float" office:value="-0.944461608840851">
                <text:p>-0.9444616088408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93">
                <text:p>0.693</text:p>
              </table:table-cell>
              <table:table-cell office:value-type="float" office:value="NaN">
                <text:p>NaN</text:p>
              </table:table-cell>
              <table:table-cell office:value-type="float" office:value="0.82986228742339">
                <text:p>0.82986228742339</text:p>
              </table:table-cell>
              <table:table-cell office:value-type="float" office:value="2.44234703536921">
                <text:p>2.442347035369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2841180242274">
                <text:p>0.762841180242274</text:p>
              </table:table-cell>
              <table:table-cell office:value-type="float" office:value="1.20831120592453">
                <text:p>1.208311205924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7">
                <text:p>0.47</text:p>
              </table:table-cell>
              <table:table-cell office:value-type="float" office:value="-2.75153531304195">
                <text:p>-2.75153531304195</text:p>
              </table:table-cell>
              <table:table-cell office:value-type="float" office:value="0.497367956227455">
                <text:p>0.497367956227455</text:p>
              </table:table-cell>
              <table:table-cell office:value-type="float" office:value="-1.26566637333128">
                <text:p>-1.265666373331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6898502082858">
                <text:p>0.426898502082858</text:p>
              </table:table-cell>
              <table:table-cell office:value-type="float" office:value="-3.89182029811063">
                <text:p>-3.891820298110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1.04596855518269">
                <text:p>1.04596855518269</text:p>
              </table:table-cell>
              <table:table-cell office:value-type="float" office:value="0.848098562965385">
                <text:p>0.848098562965385</text:p>
              </table:table-cell>
              <table:table-cell office:value-type="float" office:value="2.58668934409794">
                <text:p>2.586689344097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88">
                <text:p>0.788</text:p>
              </table:table-cell>
              <table:table-cell office:value-type="float" office:value="NaN">
                <text:p>NaN</text:p>
              </table:table-cell>
              <table:table-cell office:value-type="float" office:value="0.89846472062553">
                <text:p>0.89846472062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-2.75153531304195">
                <text:p>-2.75153531304195</text:p>
              </table:table-cell>
              <table:table-cell office:value-type="float" office:value="0.512149002634871">
                <text:p>0.512149002634871</text:p>
              </table:table-cell>
              <table:table-cell office:value-type="float" office:value="-2.58668934409794">
                <text:p>-2.586689344097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91">
                <text:p>0.291</text:p>
              </table:table-cell>
              <table:table-cell office:value-type="float" office:value="-2.75153531304195">
                <text:p>-2.75153531304195</text:p>
              </table:table-cell>
              <table:table-cell office:value-type="float" office:value="0.475935463052037">
                <text:p>0.475935463052037</text:p>
              </table:table-cell>
              <table:table-cell office:value-type="float" office:value="-2.4423470353692">
                <text:p>-2.44234703536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31">
                <text:p>0.631</text:p>
              </table:table-cell>
              <table:table-cell office:value-type="float" office:value="1.15267950993839">
                <text:p>1.15267950993839</text:p>
              </table:table-cell>
              <table:table-cell office:value-type="float" office:value="0.789449738019399">
                <text:p>0.789449738019399</text:p>
              </table:table-cell>
              <table:table-cell office:value-type="float" office:value="3.17805383034794">
                <text:p>3.178053830347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-1.90095876119305">
                <text:p>-1.90095876119305</text:p>
              </table:table-cell>
              <table:table-cell office:value-type="float" office:value="0.701026899949621">
                <text:p>0.701026899949621</text:p>
              </table:table-cell>
              <table:table-cell office:value-type="float" office:value="-0.160342650075179">
                <text:p>-0.1603426500751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04">
                <text:p>0.204</text:p>
              </table:table-cell>
              <table:table-cell office:value-type="float" office:value="-3.17805383034795">
                <text:p>-3.17805383034795</text:p>
              </table:table-cell>
              <table:table-cell office:value-type="float" office:value="0.44210869299444">
                <text:p>0.44210869299444</text:p>
              </table:table-cell>
              <table:table-cell office:value-type="float" office:value="-1.65822807660353">
                <text:p>-1.658228076603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53">
                <text:p>0.753</text:p>
              </table:table-cell>
              <table:table-cell office:value-type="float" office:value="NaN">
                <text:p>NaN</text:p>
              </table:table-cell>
              <table:table-cell office:value-type="float" office:value="0.855850774908432">
                <text:p>0.855850774908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-3.47609868983527">
                <text:p>-3.47609868983527</text:p>
              </table:table-cell>
              <table:table-cell office:value-type="float" office:value="NaN">
                <text:p>NaN</text:p>
              </table:table-cell>
              <table:table-cell office:value-type="float" office:value="-3.47609868983527">
                <text:p>-3.476098689835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53">
                <text:p>0.353</text:p>
              </table:table-cell>
              <table:table-cell office:value-type="float" office:value="-2.75153531304195">
                <text:p>-2.75153531304195</text:p>
              </table:table-cell>
              <table:table-cell office:value-type="float" office:value="0.513106013991871">
                <text:p>0.513106013991871</text:p>
              </table:table-cell>
              <table:table-cell office:value-type="float" office:value="-0.708185057924486">
                <text:p>-0.7081850579244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18">
                <text:p>0.618</text:p>
              </table:table-cell>
              <table:table-cell office:value-type="float" office:value="4.59511985013459">
                <text:p>4.59511985013459</text:p>
              </table:table-cell>
              <table:table-cell office:value-type="float" office:value="0.781386251158067">
                <text:p>0.781386251158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49">
                <text:p>0.649</text:p>
              </table:table-cell>
              <table:table-cell office:value-type="float" office:value="1.09861228866811">
                <text:p>1.09861228866811</text:p>
              </table:table-cell>
              <table:table-cell office:value-type="float" office:value="0.761682896697458">
                <text:p>0.761682896697458</text:p>
              </table:table-cell>
              <table:table-cell office:value-type="float" office:value="2.44234703536921">
                <text:p>2.442347035369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32216813747308">
                <text:p>-0.5322168137473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4">
                <text:p>0.54</text:p>
              </table:table-cell>
              <table:table-cell office:value-type="float" office:value="-1.04596855518269">
                <text:p>-1.04596855518269</text:p>
              </table:table-cell>
              <table:table-cell office:value-type="float" office:value="0.734832003132694">
                <text:p>0.734832003132694</text:p>
              </table:table-cell>
              <table:table-cell office:value-type="float" office:value="-1.15267950993839">
                <text:p>-1.152679509938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722434610105">
                <text:p>0.80722434610105</text:p>
              </table:table-cell>
              <table:table-cell office:value-type="float" office:value="1.65822807660353">
                <text:p>1.658228076603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2.31363492918063">
                <text:p>2.31363492918063</text:p>
              </table:table-cell>
              <table:table-cell office:value-type="float" office:value="NaN">
                <text:p>NaN</text:p>
              </table:table-cell>
              <table:table-cell office:value-type="float" office:value="3.17805383034794">
                <text:p>3.178053830347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35">
                <text:p>0.435</text:p>
              </table:table-cell>
              <table:table-cell office:value-type="float" office:value="-0.489548225318706">
                <text:p>-0.489548225318706</text:p>
              </table:table-cell>
              <table:table-cell office:value-type="float" office:value="0.647401853671251">
                <text:p>0.647401853671251</text:p>
              </table:table-cell>
              <table:table-cell office:value-type="float" office:value="0.575364144903562">
                <text:p>0.5753641449035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">
                <text:p>0.2</text:p>
              </table:table-cell>
              <table:table-cell office:value-type="float" office:value="-2.75153531304195">
                <text:p>-2.75153531304195</text:p>
              </table:table-cell>
              <table:table-cell office:value-type="float" office:value="0.417590161343549">
                <text:p>0.417590161343549</text:p>
              </table:table-cell>
              <table:table-cell office:value-type="float" office:value="-2.31363492918063">
                <text:p>-2.313634929180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98">
                <text:p>0.298</text:p>
              </table:table-cell>
              <table:table-cell office:value-type="float" office:value="-2.94443897916644">
                <text:p>-2.94443897916644</text:p>
              </table:table-cell>
              <table:table-cell office:value-type="float" office:value="0.555566347354292">
                <text:p>0.555566347354292</text:p>
              </table:table-cell>
              <table:table-cell office:value-type="float" office:value="-2.4423470353692">
                <text:p>-2.44234703536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64">
                <text:p>0.564</text:p>
              </table:table-cell>
              <table:table-cell office:value-type="float" office:value="-0.75377180237638">
                <text:p>-0.75377180237638</text:p>
              </table:table-cell>
              <table:table-cell office:value-type="float" office:value="0.640006777749451">
                <text:p>0.640006777749451</text:p>
              </table:table-cell>
              <table:table-cell office:value-type="float" office:value="0.0400053346136992">
                <text:p>0.04000533461369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377180237638">
                <text:p>0.753771802376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4">
                <text:p>0.34</text:p>
              </table:table-cell>
              <table:table-cell office:value-type="float" office:value="-2.75153531304195">
                <text:p>-2.75153531304195</text:p>
              </table:table-cell>
              <table:table-cell office:value-type="float" office:value="0.558162138507956">
                <text:p>0.558162138507956</text:p>
              </table:table-cell>
              <table:table-cell office:value-type="float" office:value="-1.15267950993839">
                <text:p>-1.152679509938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35">
                <text:p>0.835</text:p>
              </table:table-cell>
              <table:table-cell office:value-type="float" office:value="NaN">
                <text:p>NaN</text:p>
              </table:table-cell>
              <table:table-cell office:value-type="float" office:value="0.924312171221292">
                <text:p>0.924312171221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5153531304195">
                <text:p>2.751535313041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28">
                <text:p>0.828</text:p>
              </table:table-cell>
              <table:table-cell office:value-type="float" office:value="NaN">
                <text:p>NaN</text:p>
              </table:table-cell>
              <table:table-cell office:value-type="float" office:value="0.914900055512101">
                <text:p>0.914900055512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73">
                <text:p>0.473</text:p>
              </table:table-cell>
              <table:table-cell office:value-type="float" office:value="0.0400053346136992">
                <text:p>0.0400053346136992</text:p>
              </table:table-cell>
              <table:table-cell office:value-type="float" office:value="0.645202505134484">
                <text:p>0.645202505134484</text:p>
              </table:table-cell>
              <table:table-cell office:value-type="float" office:value="0.663294217410264">
                <text:p>0.6632942174102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93">
                <text:p>0.193</text:p>
              </table:table-cell>
              <table:table-cell office:value-type="float" office:value="-3.17805383034795">
                <text:p>-3.17805383034795</text:p>
              </table:table-cell>
              <table:table-cell office:value-type="float" office:value="0.352640669602266">
                <text:p>0.352640669602266</text:p>
              </table:table-cell>
              <table:table-cell office:value-type="float" office:value="-2.31363492918063">
                <text:p>-2.313634929180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-1.99243016469021">
                <text:p>-1.99243016469021</text:p>
              </table:table-cell>
              <table:table-cell office:value-type="float" office:value="0.527104538851146">
                <text:p>0.527104538851146</text:p>
              </table:table-cell>
              <table:table-cell office:value-type="float" office:value="-3.89182029811063">
                <text:p>-3.891820298110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3.89182029811063">
                <text:p>3.89182029811063</text:p>
              </table:table-cell>
              <table:table-cell office:value-type="float" office:value="NaN">
                <text:p>NaN</text:p>
              </table:table-cell>
              <table:table-cell office:value-type="float" office:value="3.89182029811063">
                <text:p>3.891820298110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0.895384047054841">
                <text:p>0.895384047054841</text:p>
              </table:table-cell>
              <table:table-cell office:value-type="float" office:value="NaN">
                <text:p>NaN</text:p>
              </table:table-cell>
              <table:table-cell office:value-type="float" office:value="1.65822807660353">
                <text:p>1.658228076603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44">
                <text:p>0.844</text:p>
              </table:table-cell>
              <table:table-cell office:value-type="float" office:value="NaN">
                <text:p>NaN</text:p>
              </table:table-cell>
              <table:table-cell office:value-type="float" office:value="0.949422834491064">
                <text:p>0.949422834491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-1.3249254147436">
                <text:p>-1.3249254147436</text:p>
              </table:table-cell>
              <table:table-cell office:value-type="float" office:value="0.795778615284731">
                <text:p>0.795778615284731</text:p>
              </table:table-cell>
              <table:table-cell office:value-type="float" office:value="1.04596855518269">
                <text:p>1.045968555182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99">
                <text:p>0.399</text:p>
              </table:table-cell>
              <table:table-cell office:value-type="float" office:value="-1.26566637333128">
                <text:p>-1.26566637333128</text:p>
              </table:table-cell>
              <table:table-cell office:value-type="float" office:value="0.550354164995684">
                <text:p>0.550354164995684</text:p>
              </table:table-cell>
              <table:table-cell office:value-type="float" office:value="-0.447312218043665">
                <text:p>-0.4473122180436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2.19722457733622">
                <text:p>2.19722457733622</text:p>
              </table:table-cell>
              <table:table-cell office:value-type="float" office:value="0.787785225991505">
                <text:p>0.787785225991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6">
                <text:p>0.66</text:p>
              </table:table-cell>
              <table:table-cell office:value-type="float" office:value="1.38629436111989">
                <text:p>1.38629436111989</text:p>
              </table:table-cell>
              <table:table-cell office:value-type="float" office:value="0.787656219704456">
                <text:p>0.787656219704456</text:p>
              </table:table-cell>
              <table:table-cell office:value-type="float" office:value="2.44234703536921">
                <text:p>2.442347035369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68">
                <text:p>0.368</text:p>
              </table:table-cell>
              <table:table-cell office:value-type="float" office:value="-1.99243016469021">
                <text:p>-1.99243016469021</text:p>
              </table:table-cell>
              <table:table-cell office:value-type="float" office:value="0.516168319355436">
                <text:p>0.516168319355436</text:p>
              </table:table-cell>
              <table:table-cell office:value-type="float" office:value="-2.31363492918063">
                <text:p>-2.313634929180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72">
                <text:p>0.572</text:p>
              </table:table-cell>
              <table:table-cell office:value-type="float" office:value="-0.847297860387203">
                <text:p>-0.847297860387203</text:p>
              </table:table-cell>
              <table:table-cell office:value-type="float" office:value="0.692965557257696">
                <text:p>0.692965557257696</text:p>
              </table:table-cell>
              <table:table-cell office:value-type="float" office:value="1.58562726374038">
                <text:p>1.585627263740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12">
                <text:p>0.612</text:p>
              </table:table-cell>
              <table:table-cell office:value-type="float" office:value="0.200670695462151">
                <text:p>0.200670695462151</text:p>
              </table:table-cell>
              <table:table-cell office:value-type="float" office:value="0.739748575563532">
                <text:p>0.739748575563532</text:p>
              </table:table-cell>
              <table:table-cell office:value-type="float" office:value="1.26566637333128">
                <text:p>1.265666373331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71">
                <text:p>0.571</text:p>
              </table:table-cell>
              <table:table-cell office:value-type="float" office:value="-1.09861228866811">
                <text:p>-1.09861228866811</text:p>
              </table:table-cell>
              <table:table-cell office:value-type="float" office:value="0.681798894279309">
                <text:p>0.681798894279309</text:p>
              </table:table-cell>
              <table:table-cell office:value-type="float" office:value="-0.281851152140988">
                <text:p>-0.2818511521409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2.19722457733622">
                <text:p>2.19722457733622</text:p>
              </table:table-cell>
              <table:table-cell office:value-type="float" office:value="0.855228788716573">
                <text:p>0.855228788716573</text:p>
              </table:table-cell>
              <table:table-cell office:value-type="float" office:value="3.89182029811063">
                <text:p>3.891820298110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08">
                <text:p>0.708</text:p>
              </table:table-cell>
              <table:table-cell office:value-type="float" office:value="2.09074109693377">
                <text:p>2.09074109693377</text:p>
              </table:table-cell>
              <table:table-cell office:value-type="float" office:value="0.842658097524802">
                <text:p>0.842658097524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1.90095876119305">
                <text:p>1.90095876119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43">
                <text:p>0.743</text:p>
              </table:table-cell>
              <table:table-cell office:value-type="float" office:value="NaN">
                <text:p>NaN</text:p>
              </table:table-cell>
              <table:table-cell office:value-type="float" office:value="0.855530726608706">
                <text:p>0.855530726608706</text:p>
              </table:table-cell>
              <table:table-cell office:value-type="float" office:value="2.75153531304195">
                <text:p>2.751535313041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0342650075179">
                <text:p>0.16034265007517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4.59511985013459">
                <text:p>4.59511985013459</text:p>
              </table:table-cell>
              <table:table-cell office:value-type="float" office:value="NaN">
                <text:p>NaN</text:p>
              </table:table-cell>
              <table:table-cell office:value-type="float" office:value="4.59511985013459">
                <text:p>4.5951198501345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">
                <text:p>0.7</text:p>
              </table:table-cell>
              <table:table-cell office:value-type="float" office:value="0.120144311842063">
                <text:p>0.120144311842063</text:p>
              </table:table-cell>
              <table:table-cell office:value-type="float" office:value="0.80238171382862">
                <text:p>0.80238171382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0.994622575144062">
                <text:p>0.994622575144062</text:p>
              </table:table-cell>
              <table:table-cell office:value-type="float" office:value="0.803908285216094">
                <text:p>0.803908285216094</text:p>
              </table:table-cell>
              <table:table-cell office:value-type="float" office:value="1.90095876119305">
                <text:p>1.900958761193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32">
                <text:p>0.232</text:p>
              </table:table-cell>
              <table:table-cell office:value-type="float" office:value="-4.59511985013459">
                <text:p>-4.59511985013459</text:p>
              </table:table-cell>
              <table:table-cell office:value-type="float" office:value="0.497577294727551">
                <text:p>0.497577294727551</text:p>
              </table:table-cell>
              <table:table-cell office:value-type="float" office:value="-2.31363492918063">
                <text:p>-2.313634929180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505408210635">
                <text:p>0.76505408210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0.75377180237638">
                <text:p>0.75377180237638</text:p>
              </table:table-cell>
              <table:table-cell office:value-type="float" office:value="0.735486722869296">
                <text:p>0.735486722869296</text:p>
              </table:table-cell>
              <table:table-cell office:value-type="float" office:value="1.90095876119305">
                <text:p>1.900958761193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0.0800427076735366">
                <text:p>0.0800427076735366</text:p>
              </table:table-cell>
              <table:table-cell office:value-type="float" office:value="0.721578041678283">
                <text:p>0.721578041678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1.04596855518269">
                <text:p>1.04596855518269</text:p>
              </table:table-cell>
              <table:table-cell office:value-type="float" office:value="0.703773334870392">
                <text:p>0.703773334870392</text:p>
              </table:table-cell>
              <table:table-cell office:value-type="float" office:value="1.73460105538811">
                <text:p>1.734601055388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3727338484542">
                <text:p>0.573727338484542</text:p>
              </table:table-cell>
              <table:table-cell office:value-type="float" office:value="-0.708185057924486">
                <text:p>-0.7081850579244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93">
                <text:p>0.693</text:p>
              </table:table-cell>
              <table:table-cell office:value-type="float" office:value="0.322773392263051">
                <text:p>0.322773392263051</text:p>
              </table:table-cell>
              <table:table-cell office:value-type="float" office:value="0.846601911093778">
                <text:p>0.846601911093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65">
                <text:p>0.365</text:p>
              </table:table-cell>
              <table:table-cell office:value-type="float" office:value="-1.51634748936809">
                <text:p>-1.51634748936809</text:p>
              </table:table-cell>
              <table:table-cell office:value-type="float" office:value="0.493982965211962">
                <text:p>0.493982965211962</text:p>
              </table:table-cell>
              <table:table-cell office:value-type="float" office:value="0.120144311842063">
                <text:p>0.1201443118420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5733710856063">
                <text:p>0.775733710856063</text:p>
              </table:table-cell>
              <table:table-cell office:value-type="float" office:value="2.75153531304195">
                <text:p>2.751535313041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2417811550244">
                <text:p>0.782417811550244</text:p>
              </table:table-cell>
              <table:table-cell office:value-type="float" office:value="2.75153531304195">
                <text:p>2.751535313041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41">
                <text:p>0.241</text:p>
              </table:table-cell>
              <table:table-cell office:value-type="float" office:value="-2.75153531304195">
                <text:p>-2.75153531304195</text:p>
              </table:table-cell>
              <table:table-cell office:value-type="float" office:value="0.420312260411299">
                <text:p>0.420312260411299</text:p>
              </table:table-cell>
              <table:table-cell office:value-type="float" office:value="-2.94443897916644">
                <text:p>-2.944438979166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4865932830033">
                <text:p>0.924865932830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2.75153531304195">
                <text:p>2.75153531304195</text:p>
              </table:table-cell>
              <table:table-cell office:value-type="float" office:value="0.844947582167354">
                <text:p>0.844947582167354</text:p>
              </table:table-cell>
              <table:table-cell office:value-type="float" office:value="3.89182029811063">
                <text:p>3.891820298110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0302824230092">
                <text:p>0.890302824230092</text:p>
              </table:table-cell>
              <table:table-cell office:value-type="float" office:value="4.59511985013459">
                <text:p>4.5951198501345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4999307951629">
                <text:p>0.514999307951629</text:p>
              </table:table-cell>
              <table:table-cell office:value-type="float" office:value="-1.04596855518269">
                <text:p>-1.045968555182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615">
                <text:p>0.615</text:p>
              </table:table-cell>
              <table:table-cell office:value-type="float" office:value="0.241162056816888">
                <text:p>0.241162056816888</text:p>
              </table:table-cell>
              <table:table-cell office:value-type="float" office:value="0.66642915115557">
                <text:p>0.66642915115557</text:p>
              </table:table-cell>
              <table:table-cell office:value-type="float" office:value="0.994622575144062">
                <text:p>0.9946225751440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49">
                <text:p>0.749</text:p>
              </table:table-cell>
              <table:table-cell office:value-type="float" office:value="4.59511985013459">
                <text:p>4.59511985013459</text:p>
              </table:table-cell>
              <table:table-cell office:value-type="float" office:value="0.884153254627493">
                <text:p>0.884153254627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83">
                <text:p>0.583</text:p>
              </table:table-cell>
              <table:table-cell office:value-type="float" office:value="-1.99243016469021">
                <text:p>-1.99243016469021</text:p>
              </table:table-cell>
              <table:table-cell office:value-type="float" office:value="0.766438081372341">
                <text:p>0.766438081372341</text:p>
              </table:table-cell>
              <table:table-cell office:value-type="float" office:value="-0.663294217410264">
                <text:p>-0.66329421741026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8303339572638">
                <text:p>0.418303339572638</text:p>
              </table:table-cell>
              <table:table-cell office:value-type="float" office:value="-3.89182029811063">
                <text:p>-3.891820298110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98">
                <text:p>0.298</text:p>
              </table:table-cell>
              <table:table-cell office:value-type="float" office:value="-0.75377180237638">
                <text:p>-0.75377180237638</text:p>
              </table:table-cell>
              <table:table-cell office:value-type="float" office:value="0.490188347991238">
                <text:p>0.490188347991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4957241411062">
                <text:p>0.724957241411062</text:p>
              </table:table-cell>
              <table:table-cell office:value-type="float" office:value="0.663294217410264">
                <text:p>0.6632942174102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26">
                <text:p>0.526</text:p>
              </table:table-cell>
              <table:table-cell office:value-type="float" office:value="-1.51634748936809">
                <text:p>-1.51634748936809</text:p>
              </table:table-cell>
              <table:table-cell office:value-type="float" office:value="0.541047936400031">
                <text:p>0.541047936400031</text:p>
              </table:table-cell>
              <table:table-cell office:value-type="float" office:value="-0.532216813747308">
                <text:p>-0.5322168137473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16">
                <text:p>0.816</text:p>
              </table:table-cell>
              <table:table-cell office:value-type="float" office:value="NaN">
                <text:p>NaN</text:p>
              </table:table-cell>
              <table:table-cell office:value-type="float" office:value="0.912706100530911">
                <text:p>0.912706100530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0.93913086905938">
                <text:p>0.93913086905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0.895384047054841">
                <text:p>0.895384047054841</text:p>
              </table:table-cell>
              <table:table-cell office:value-type="float" office:value="0.53588684380532">
                <text:p>0.53588684380532</text:p>
              </table:table-cell>
              <table:table-cell office:value-type="float" office:value="1.90095876119305">
                <text:p>1.900958761193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472083769187">
                <text:p>0.627472083769187</text:p>
              </table:table-cell>
              <table:table-cell office:value-type="float" office:value="-0.200670695462151">
                <text:p>-0.20067069546215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66">
                <text:p>0.566</text:p>
              </table:table-cell>
              <table:table-cell office:value-type="float" office:value="-0.895384047054841">
                <text:p>-0.895384047054841</text:p>
              </table:table-cell>
              <table:table-cell office:value-type="float" office:value="0.739793864775651">
                <text:p>0.739793864775651</text:p>
              </table:table-cell>
              <table:table-cell office:value-type="float" office:value="0.281851152140987">
                <text:p>0.2818511521409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4234703536921">
                <text:p>2.442347035369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5494766871251">
                <text:p>0.605494766871251</text:p>
              </table:table-cell>
              <table:table-cell office:value-type="float" office:value="-1.09861228866811">
                <text:p>-1.098612288668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68">
                <text:p>0.368</text:p>
              </table:table-cell>
              <table:table-cell office:value-type="float" office:value="-3.17805383034795">
                <text:p>-3.17805383034795</text:p>
              </table:table-cell>
              <table:table-cell office:value-type="float" office:value="0.487358895867444">
                <text:p>0.487358895867444</text:p>
              </table:table-cell>
              <table:table-cell office:value-type="float" office:value="-2.94443897916644">
                <text:p>-2.9444389791664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649">
                <text:p>0.649</text:p>
              </table:table-cell>
              <table:table-cell office:value-type="float" office:value="NaN">
                <text:p>NaN</text:p>
              </table:table-cell>
              <table:table-cell office:value-type="float" office:value="0.720721177722059">
                <text:p>0.720721177722059</text:p>
              </table:table-cell>
              <table:table-cell office:value-type="float" office:value="1.26566637333128">
                <text:p>1.265666373331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676">
                <text:p>0.676</text:p>
              </table:table-cell>
              <table:table-cell office:value-type="float" office:value="0.944461608840851">
                <text:p>0.944461608840851</text:p>
              </table:table-cell>
              <table:table-cell office:value-type="float" office:value="0.779912427629402">
                <text:p>0.779912427629402</text:p>
              </table:table-cell>
              <table:table-cell office:value-type="float" office:value="1.65822807660353">
                <text:p>1.658228076603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42">
                <text:p>0.542</text:p>
              </table:table-cell>
              <table:table-cell office:value-type="float" office:value="0.405465108108164">
                <text:p>0.405465108108164</text:p>
              </table:table-cell>
              <table:table-cell office:value-type="float" office:value="0.724559571999977">
                <text:p>0.724559571999977</text:p>
              </table:table-cell>
              <table:table-cell office:value-type="float" office:value="1.51634748936809">
                <text:p>1.5163474893680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58">
                <text:p>0.558</text:p>
              </table:table-cell>
              <table:table-cell office:value-type="float" office:value="1.15267950993839">
                <text:p>1.15267950993839</text:p>
              </table:table-cell>
              <table:table-cell office:value-type="float" office:value="0.766995969541256">
                <text:p>0.766995969541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1490342676216">
                <text:p>0.691490342676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2.19722457733622">
                <text:p>2.19722457733622</text:p>
              </table:table-cell>
              <table:table-cell office:value-type="float" office:value="NaN">
                <text:p>NaN</text:p>
              </table:table-cell>
              <table:table-cell office:value-type="float" office:value="3.47609868983527">
                <text:p>3.4760986898352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99">
                <text:p>0.299</text:p>
              </table:table-cell>
              <table:table-cell office:value-type="float" office:value="-4.59511985013459">
                <text:p>-4.59511985013459</text:p>
              </table:table-cell>
              <table:table-cell office:value-type="float" office:value="0.49283418500576">
                <text:p>0.49283418500576</text:p>
              </table:table-cell>
              <table:table-cell office:value-type="float" office:value="-2.94443897916644">
                <text:p>-2.944438979166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707">
                <text:p>0.707</text:p>
              </table:table-cell>
              <table:table-cell office:value-type="float" office:value="NaN">
                <text:p>NaN</text:p>
              </table:table-cell>
              <table:table-cell office:value-type="float" office:value="0.743049422919864">
                <text:p>0.743049422919864</text:p>
              </table:table-cell>
              <table:table-cell office:value-type="float" office:value="0.800119300112113">
                <text:p>0.8001193001121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69">
                <text:p>0.69</text:p>
              </table:table-cell>
              <table:table-cell office:value-type="float" office:value="NaN">
                <text:p>NaN</text:p>
              </table:table-cell>
              <table:table-cell office:value-type="float" office:value="0.839799159479088">
                <text:p>0.839799159479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778">
                <text:p>0.778</text:p>
              </table:table-cell>
              <table:table-cell office:value-type="float" office:value="NaN">
                <text:p>NaN</text:p>
              </table:table-cell>
              <table:table-cell office:value-type="float" office:value="0.909490905908351">
                <text:p>0.909490905908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-2.75153531304195">
                <text:p>-2.75153531304195</text:p>
              </table:table-cell>
              <table:table-cell office:value-type="float" office:value="NaN">
                <text:p>NaN</text:p>
              </table:table-cell>
              <table:table-cell office:value-type="float" office:value="-1.90095876119305">
                <text:p>-1.900958761193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3.89182029811063">
                <text:p>3.89182029811063</text:p>
              </table:table-cell>
              <table:table-cell office:value-type="float" office:value="NaN">
                <text:p>NaN</text:p>
              </table:table-cell>
              <table:table-cell office:value-type="float" office:value="4.59511985013459">
                <text:p>4.5951198501345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-0.405465108108164">
                <text:p>-0.405465108108164</text:p>
              </table:table-cell>
              <table:table-cell office:value-type="float" office:value="NaN">
                <text:p>NaN</text:p>
              </table:table-cell>
              <table:table-cell office:value-type="float" office:value="-0.0400053346136992">
                <text:p>-0.040005334613699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86">
                <text:p>0.686</text:p>
              </table:table-cell>
              <table:table-cell office:value-type="float" office:value="2.19722457733622">
                <text:p>2.19722457733622</text:p>
              </table:table-cell>
              <table:table-cell office:value-type="float" office:value="0.794785893009035">
                <text:p>0.794785893009035</text:p>
              </table:table-cell>
              <table:table-cell office:value-type="float" office:value="4.59511985013459">
                <text:p>4.5951198501345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0.281851152140987">
                <text:p>0.281851152140987</text:p>
              </table:table-cell>
              <table:table-cell office:value-type="float" office:value="0.700668398509061">
                <text:p>0.700668398509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-1.51634748936809">
                <text:p>-1.51634748936809</text:p>
              </table:table-cell>
              <table:table-cell office:value-type="float" office:value="0.596713757022763">
                <text:p>0.596713757022763</text:p>
              </table:table-cell>
              <table:table-cell office:value-type="float" office:value="-0.619039208406223">
                <text:p>-0.61903920840622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1.450010175506">
                <text:p>1.450010175506</text:p>
              </table:table-cell>
              <table:table-cell office:value-type="float" office:value="NaN">
                <text:p>NaN</text:p>
              </table:table-cell>
              <table:table-cell office:value-type="float" office:value="1.81528996663825">
                <text:p>1.815289966638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-2.31363492918063">
                <text:p>-2.31363492918063</text:p>
              </table:table-cell>
              <table:table-cell office:value-type="float" office:value="0.683277513778421">
                <text:p>0.683277513778421</text:p>
              </table:table-cell>
              <table:table-cell office:value-type="float" office:value="-0.994622575144062">
                <text:p>-0.99462257514406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1162056816888">
                <text:p>0.2411620568168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-0.994622575144062">
                <text:p>-0.994622575144062</text:p>
              </table:table-cell>
              <table:table-cell office:value-type="float" office:value="0.482402156434618">
                <text:p>0.482402156434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94">
                <text:p>0.394</text:p>
              </table:table-cell>
              <table:table-cell office:value-type="float" office:value="-1.450010175506">
                <text:p>-1.450010175506</text:p>
              </table:table-cell>
              <table:table-cell office:value-type="float" office:value="0.579069985656843">
                <text:p>0.579069985656843</text:p>
              </table:table-cell>
              <table:table-cell office:value-type="float" office:value="-1.65822807660353">
                <text:p>-1.6582280766035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25">
                <text:p>0.425</text:p>
              </table:table-cell>
              <table:table-cell office:value-type="float" office:value="-0.708185057924486">
                <text:p>-0.708185057924486</text:p>
              </table:table-cell>
              <table:table-cell office:value-type="float" office:value="0.515640183250025">
                <text:p>0.515640183250025</text:p>
              </table:table-cell>
              <table:table-cell office:value-type="float" office:value="-0.944461608840851">
                <text:p>-0.9444616088408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